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P2" style:family="paragraph" style:parent-style-name="Standard">
      <style:paragraph-properties fo:text-align="center" style:justify-single-word="false"/>
      <style:text-properties style:text-underline-style="none" fo:font-weight="bold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underline-style="none" fo:font-weight="bold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style:text-underline-style="none" fo:font-weight="normal" style:font-weight-asian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start" style:justify-single-word="false"/>
      <style:text-properties style:text-underline-style="none" fo:font-weight="normal" style:font-weight-asian="normal" style:font-weight-complex="normal"/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Le shell comme langage de programmation</text:p>
      <text:p text:style-name="P2"/>
      <text:p text:style-name="P1">I)Introduction</text:p>
      <text:p text:style-name="P4"/>
      <text:p text:style-name="P4">Il y a 2 familles de syntaxe dans les shells :</text:p>
      <text:p text:style-name="P4">-shell de bourne → syntaxe particulière</text:p>
      <text:p text:style-name="P4">-C-shell → syntaxe empreinte du C</text:p>
      <text:p text:style-name="P4"/>
      <text:p text:style-name="P1">II) Variables</text:p>
      <text:p text:style-name="P4"/>
      <text:p text:style-name="P4">Déjà vu</text:p>
      <text:p text:style-name="P4"/>
      <text:p text:style-name="P1">II)Expressions arithmétiques</text:p>
      <text:p text:style-name="P4"/>
      <text:p text:style-name="P4">Dans le shell de Bourne, il n'existe pas d'expressions arithmétiques</text:p>
      <text:p text:style-name="P4">→ Utilisation d'une commande : expr.</text:p>
      <text:p text:style-name="P4"/>
      <text:p text:style-name="P4">Ex : expr 2+3</text:p>
      <text:p text:style-name="P4">5</text:p>
      <text:p text:style-name="P4"/>
      <text:p text:style-name="P4">Pour récupérer la sortie standard d'une commande et en faire un argument d'une autres commande, on utilise '' ` '' (apostrophe inverse, back-quote) :</text:p>
      <text:p text:style-name="P4">X=`expr 2+3` &lt;=&gt; X=5</text:p>
      <text:p text:style-name="P4"/>
      <text:p text:style-name="P1">4)Retour sur l'expansion</text:p>
      <text:p text:style-name="P4"/>
      <text:p text:style-name="P4">*, ?,[ . caractères spéciaux.</text:p>
      <text:p text:style-name="P4">Avec ces caractères, le shell réalise une expansion suivant le système de fichier.</text:p>
      <text:p text:style-name="P4">Ex : si le répertoire contient a b c</text:p>
      <text:p text:style-name="P4">echo *, on aurait eu a,b,c</text:p>
      <text:p text:style-name="P4">mais echo ?? on aura ?? car il n'y a pas de fichier de 2 lettre, donc il ne peut pas faire d'expansion, il garde alors le caractère de base.</text:p>
      <text:p text:style-name="P4"/>
      <text:p text:style-name="P4">Pour échapper ces caractères, on utilise :</text:p>
      <text:p text:style-name="P4">- \</text:p>
      <text:p text:style-name="P4">- '' <text:s/>=&gt; neutralise tout les caractères spéciaux sauf \ et '' et $ et ` (back-quote)</text:p>
      <text:p text:style-name="P4">-' =&gt; neutralise tout les caractères spéciaux sauf \ et '</text:p>
      <text:p text:style-name="P4"/>
      <text:p text:style-name="P1">5)Structures de contrôles</text:p>
      <text:p text:style-name="P4"/>
      <text:p text:style-name="P3">a)if-then-else</text:p>
      <text:p text:style-name="P4"/>
      <text:p text:style-name="P4">if commande</text:p>
      <text:p text:style-name="P4">then commande</text:p>
      <text:p text:style-name="P4">else commande</text:p>
      <text:p text:style-name="P4">fi</text:p>
      <text:p text:style-name="P4"/>
      <text:p text:style-name="P4">code de retour : valeur entière entre 0 et 255. Un script shell peut décider de la valeur de retour avec la commande ''exit''</text:p>
      <text:p text:style-name="P4">Par convention, 0 = vrai = ça s'est bien passé, 1-255 = faux = Il y a eu une erreur.</text:p>
      <text:p text:style-name="P4">Variable $? = <text:span text:style-name="T1">code de retour de la dernière commande.</text:span></text:p>
      <text:p text:style-name="P1"/>
      <text:p text:style-name="P1"/>
      <text:p text:style-name="P4">Pour le if, il faut bien effectuer des testes de comparaison, pour cela il existe la commande ''test'' qui sert à ça.</text:p>
      <text:p text:style-name="P4">If test $i!= 2</text:p>
      <text:p text:style-name="P4">then …..</text:p>
      <text:p text:style-name="P4">fi</text:p>
      <text:p text:style-name="P4"/>
      <text:p text:style-name="P4">Dans le cas de certaines comparaisons comme &gt;, sans échapper le caractère ou utiliser -gt(greater than), le shell fera une redirection. Il faut donc être vigilant !</text:p>
      <text:p text:style-name="P4">Il existe une commande ''['' qui doit d'ailleurs se faire fermé par '']''. avec des espace avant et après le crochet. Elle peut remplacer test, et peut utiliser ses options genre -f ( [ -f toto ] ).</text:p>
      <text:p text:style-name="P4">if [ $i '&lt;' 2 ]</text:p>
      <text:p text:style-name="P4"/>
      <text:p text:style-name="P4">je veux tester si i &lt; j-1</text:p>
      <text:p text:style-name="P4">if [ $i -lt `expr $j -1` ]</text:p>
      <text:p text:style-name="P4"/>
      <text:p text:style-name="P4"/>
      <text:p text:style-name="P4">if-then-elif-then-else-fi =&gt; elif possible.</text:p>
      <text:p text:style-name="P4"/>
      <text:p text:style-name="P3">b)structure de choix : case</text:p>
      <text:p text:style-name="P4"/>
      <text:p text:style-name="P4">case « valeur » in</text:p>
      <text:p text:style-name="P4">« sélecteur ») …. ;;</text:p>
      <text:p text:style-name="P4">…</text:p>
      <text:p text:style-name="P4"/>
      <text:p text:style-name="P4">esac</text:p>
      <text:p text:style-name="P4"/>
      <text:p text:style-name="P4">Dans le sélecteur, on peut utiliser des expression régulières</text:p>
      <text:p text:style-name="P4"/>
      <text:p text:style-name="P4">echo « voulez vous supprimer $1 ? »</text:p>
      <text:p text:style-name="P4">read reponse</text:p>
      <text:p text:style-name="P4">case $reponse in</text:p>
      <text:p text:style-name="P4">[yoYO]*)rm $1 ;;</text:p>
      <text:p text:style-name="P4">*) echo « tant pis » ;;</text:p>
      <text:p text:style-name="P4">esac</text:p>
      <text:p text:style-name="P4"/>
      <text:p text:style-name="P4">Mettres des '' auteurs de la valeur permet de faire quand même marcher le case même si la valeur est null, sinon le case ne marchera pas</text:p>
      <text:p text:style-name="P4">→ mettre des '' ça simplifie la vie.</text:p>
      <text:p text:style-name="P4"/>
      <text:p text:style-name="P3">c)while</text:p>
      <text:p text:style-name="P4"/>
      <text:p text:style-name="P4">while commandes</text:p>
      <text:p text:style-name="P4">do ….</text:p>
      <text:p text:style-name="P4">…</text:p>
      <text:p text:style-name="P4">done</text:p>
      <text:p text:style-name="P4"/>
      <text:p text:style-name="P4">On peut utiliser break(sort et descend) et continue(sort et recommence le while) pour sortir de la boucle while prématurément</text:p>
      <text:p text:style-name="P4"/>
      <text:p text:style-name="P4">pour <text:s/>qu'une un script retourne true, ecrire à la fin « exit 0 » et false « exit 1 », on peut donc utiliser un script comme condition du while.</text:p>
      <text:p text:style-name="P4"/>
      <text:p text:style-name="P3">d)boucle for</text:p>
      <text:p text:style-name="P4"/>
      <text:p text:style-name="P4">for nom_d'une_variable_sans-$ in liste_de_valeurs</text:p>
      <text:p text:style-name="P4">do</text:p>
      <text:p text:style-name="P4">…</text:p>
      <text:p text:style-name="P4">done</text:p>
      <text:p text:style-name="P4"/>
      <text:p text:style-name="P4">ex : for i in *.c</text:p>
      <text:p text:style-name="P4"><text:tab/>do</text:p>
      <text:p text:style-name="P4">….<text:tab/>done</text:p>
      <text:p text:style-name="P4"/>
      <text:p text:style-name="P4"/>
      <text:p text:style-name="P4">2ème forme de la boucle for :</text:p>
      <text:p text:style-name="P4">for i</text:p>
      <text:p text:style-name="P4">do</text:p>
      <text:p text:style-name="P4"/>
      <text:p text:style-name="P4">done</text:p>
      <text:p text:style-name="P4"/>
      <text:p text:style-name="P4">=&gt; ici la boucle prend tout les arguments du script pour la liste du for.</text:p>
      <text:p text:style-name="P4"/>
      <text:p text:style-name="P4">If[$# -eq 0]</text:p>
      <text:p text:style-name="P4">then echo « usage :$0 dir file....file »&gt;&amp;2</text:p>
      <text:p text:style-name="P4"><text:tab/>exit 1</text:p>
      <text:p text:style-name="P4">fi</text:p>
      <text:p text:style-name="P4">rep=$1</text:p>
      <text:p text:style-name="P4">shift</text:p>
      <text:p text:style-name="P4">for i</text:p>
      <text:p text:style-name="P4">do</text:p>
      <text:p text:style-name="P4">mv $i $rep</text:p>
      <text:p text:style-name="P4">done</text:p>
      <text:p text:style-name="P4"/>
      <text:p text:style-name="P3">e)Exécution conditionnelle</text:p>
      <text:p text:style-name="P4"/>
      <text:p text:style-name="P4">[ expression testé] || exit 1</text:p>
      <text:p text:style-name="P4">[ expression testé] &amp;&amp; exit 1</text:p>
      <text:p text:style-name="P4"/>
      <text:p text:style-name="P4">cmd1 &amp;&amp; cmd2</text:p>
      <text:p text:style-name="P4">cmd2 n'est exécuté que si cmd1 réussit (exit 0)</text:p>
      <text:p text:style-name="P4"/>
      <text:p text:style-name="P4">cmd1 || cmd2</text:p>
      <text:p text:style-name="P4">cmd2 n'est exécuté que si cmd1 échoue</text:p>
      <text:p text:style-name="P4"/>
      <text:p text:style-name="P4">[ test ] || echo « erreur » &amp;&amp; exit 0</text:p>
      <text:p text:style-name="P4">si test est vrai → on ne fait pas les cmd d'erreur.</text:p>
      <text:p text:style-name="P4"/>
      <text:p text:style-name="P3">f)fonctions</text:p>
      <text:p text:style-name="P4"/>
      <text:p text:style-name="P4">Le shell permet maintenant de faire des fonctions.</text:p>
      <text:p text:style-name="P4">Fct ()</text:p>
      <text:p text:style-name="P4">{</text:p>
      <text:p text:style-name="P4">...</text:p>
      <text:p text:style-name="P4"/>
      <text:p text:style-name="P4">return valeur</text:p>
      <text:p text:style-name="P4">}</text:p>
      <text:p text:style-name="P4">Pas de déclaration explicite des arguments : ce sera $1...</text:p>
      <text:p text:style-name="P4">→ Les variables sont globales</text:p>
      <text:p text:style-name="P4"/>
      <text:p text:style-name="P1">6)Redirection avancées</text:p>
      <text:p text:style-name="P4"/>
      <text:p text:style-name="P4">cat &lt;&lt; <text:span text:style-name="T1">truc</text:span> | lail <text:a xlink:type="simple" xlink:href="mailto:machin@labas.fr">machin@labas.fr</text:a></text:p>
      <text:p text:style-name="P4">fgnvuojnbf*</text:p>
      <text:p text:style-name="P4">SIBRnwùirnfb</text:p>
      <text:p text:style-name="P4">rSJGBNW%RIµFB</text:p>
      <text:p text:style-name="P4"/>
      <text:p text:style-name="P4">IRBHgipwrf</text:p>
      <text:p text:style-name="P1">truc</text:p>
      <text:p text:style-name="P4"/>
      <text:p text:style-name="P4">truc est une chaine, le marqueur de fin.</text:p>
      <text:p text:style-name="P4">La redirection du cat ne prendras que que les caractères avant le 'truc'.</text:p>
      <text:p text:style-name="P4"/>
      <text:p text:style-name="P4">Ex :</text:p>
      <text:p text:style-name="P4">chan2freg()</text:p>
      <text:p text:style-name="P4">{</text:p>
      <text:p text:style-name="P4">grep « ^$1 «  &lt;&lt;'fin' | cut -d' ' -f2</text:p>
      <text:p text:style-name="P4"/>
      <text:p text:style-name="P4">1 2410</text:p>
      <text:p text:style-name="P4">2 2425</text:p>
      <text:p text:style-name="P4">….</text:p>
      <text:p text:style-name="P4"/>
      <text:p text:style-name="P4"/>
      <text:p text:style-name="P4">fin</text:p>
      <text:p text:style-name="P4">}</text:p>
      <text:p text:style-name="P4"/>
      <text:p text:style-name="P4">la commande ''read'' lit les caractères sur l'entrée standard et renvoie un code retour différent de 0 en fin de fichier.</text:p>
      <text:p text:style-name="P4"/>
      <text:p text:style-name="P4">While read ligne &lt; toto.c</text:p>
      <text:p text:style-name="P4">do</text:p>
      <text:p text:style-name="P4">echo « $ligne »</text:p>
      <text:p text:style-name="P4">done</text:p>
      <text:p text:style-name="P4"/>
      <text:p text:style-name="P4">erreur =&gt; on écrit que la première ligne de toto.c</text:p>
      <text:p text:style-name="P4"/>
      <text:p text:style-name="P4">While read ligne</text:p>
      <text:p text:style-name="P4">do</text:p>
      <text:p text:style-name="P4">echo « $ligne »</text:p>
      <text:p text:style-name="P4">done &lt;toto.c</text:p>
      <text:p text:style-name="P4"/>
      <text:p text:style-name="P4">La ça marche, et ça affiche toute les lignes.</text:p>
      <text:p text:style-name="P4"/>
      <text:p text:style-name="P4">For i</text:p>
      <text:p text:style-name="P4">do</text:p>
      <text:p text:style-name="P4"><text:tab/>echo $i (&gt; sortie =&gt; ça c'est pas bon car on aura que la 1er ligne)</text:p>
      <text:p text:style-name="P4">done &gt; sortie</text:p>
      <text:p text:style-name="P4"/>
      <text:p text:style-name="P4"/>
      <text:p text:style-name="P4">Pour grouper plusieurs commandes pour une redirection :</text:p>
      <text:p text:style-name="P4">-créer un script avec les commandes, l'appeler dans le shell et rediriger</text:p>
      <text:p text:style-name="P4">-créer une fonction avec les commandes dedans, utiliser la fonction + redirection</text:p>
      <text:p text:style-name="P4"/>
      <text:p text:style-name="P4">Mais c'est solution ne sont pas très élégante.</text:p>
      <text:p text:style-name="P4">On utilise donc des parenthèses pour les grouper.</text:p>
      <text:p text:style-name="P4"/>
      <text:p text:style-name="P4">Quand on utilise les parenthèses, on créer un sous-processus, donc il y a une limitation s sur la portée des variables (une modification de variable dedans n'aura d'effet que dans les parenthèses.</text:p>
      <text:p text:style-name="P4"/>
      <text:p text:style-name="P1">7)Commandes internes et externes</text:p>
      <text:p text:style-name="P4">Rappel : PATH = liste des rép où chercher les commandes externes.</text:p>
      <text:p text:style-name="P4"/>
      <text:p text:style-name="P4">Le shell regroupe deux types de commande : les internes et externes.</text:p>
      <text:p text:style-name="P4">Les internes sont localisés via $PATH</text:p>
      <text:p text:style-name="P4">les externes, on en a le moins possible. Elles sevent à modifier le comportement du shell ou de son processus.</text:p>
      <text:p text:style-name="P4"/>
      <text:p text:style-name="P4">Ex : des commandes internes :</text:p>
      <text:p text:style-name="P4">Alias</text:p>
      <text:p text:style-name="P4">export</text:p>
      <text:p text:style-name="P4">cd = le répertoire courant est un attribut du processus.</text:p>
      <text:p text:style-name="P4">umask</text:p>
      <text:p text:style-name="P4"/>
      <text:p text:style-name="P4">commande spécial : ''.'' elle sert à exécuter un script dans le processus courant et non comme un sous-processus.</text:p>
      <text:p text:style-name="P4">. script arguments</text:p>
      <text:p text:style-name="P4"/>
      <text:p text:style-name="P1">8)Debug</text:p>
      <text:p text:style-name="P4"/>
      <text:p text:style-name="P4">script &lt;=&gt; sh script</text:p>
      <text:p text:style-name="P4"/>
      <text:p text:style-name="P4">Si on veut tracer le script :</text:p>
      <text:p text:style-name="P4">shell -v (ou -x) script =&gt;chaque ligne sera affichée avant d'être exécuté (-x =-v + les fonctions)</text:p>
      <text:p text:style-name="P4"/>
      <text:p text:style-name="P4">commande interne : set → modifier le comportement du shell</text:p>
      <text:p text:style-name="P4">set -x</text:p>
      <text:p text:style-name="P4"/>
      <text:p text:style-name="P4">code éxécuté avec l'option -x</text:p>
      <text:p text:style-name="P4"/>
      <text:p text:style-name="P4">set +x</text:p>
      <text:p text:style-name="P4"/>
      <text:p text:style-name="P4">dans un script : set a b c (a devient $1, b devient $2 etc...)</text:p>
      <text:p text:style-name="P4">ex :</text:p>
      <text:p text:style-name="P4">ligne du fichier a;b;c;d...</text:p>
      <text:p text:style-name="P4">read ligne</text:p>
      <text:p text:style-name="P4">IFS='' ;'' set $ligne</text:p>
      <text:p text:style-name="P4"/>
      <text:p text:style-name="P4">on aura $1 = a</text:p>
      <text:p text:style-name="P4"><text:tab/>$2=b etc...</text:p>
      <text:p text:style-name="P4"/>
      <text:p text:style-name="P1">9)Évaluation</text:p>
      <text:p text:style-name="P4"/>
      <text:p text:style-name="P4">nouvelle commande interne : eval</text:p>
      <text:p text:style-name="P4">évaluation des arguments(les utiliser comme des commandes) :</text:p>
      <text:p text:style-name="P4">var='' ls /tmp''</text:p>
      <text:p text:style-name="P4">eval $var</text:p>
      <text:p text:style-name="P4"/>
      <text:p text:style-name="P1">10)Fichiers temporaires</text:p>
      <text:p text:style-name="P4">/tmp et /var/tmp</text:p>
      <text:p text:style-name="P4"/>
      <text:p text:style-name="P4">convention : </text:p>
      <text:p text:style-name="P4">-ces répertoires sont susceptibles d'être effacées lors du prochain boot</text:p>
      <text:p text:style-name="P4">-Il faut utiliser des noms uniques (mettre le pid du processus dans le nom)</text:p>
      <text:p text:style-name="P4"/>
      <text:p text:style-name="P4">il faut donc si on utilise les fichiers temp dans un script, définir le nom en fonction du pid du script :</text:p>
      <text:p text:style-name="P4">TMP=/tmp/toto.$$</text:p>
      <text:p text:style-name="P4">$$ : variable égal au pid du processus courant</text:p>
      <text:p text:style-name="P4"/>
      <text:p text:style-name="P1">11)Quelques commandes utiles</text:p>
      <text:p text:style-name="P4">-printf</text:p>
      <text:p text:style-name="P4">-sed:stream editor</text:p>
      <text:p text:style-name="P4">ex :</text:p>
      <text:p text:style-name="P4">avec vi :</text:p>
      <text:p text:style-name="P4">:1,50 s/toto/titi/</text:p>
      <text:p text:style-name="P4"/>
      <text:p text:style-name="P4">de la ligne 1 à 50, ça remplace toto par titi</text:p>
      <text:p text:style-name="P4">:/toto/,/tagada/s/tsoin/tsointsoin/</text:p>
      <text:p text:style-name="P4">de la première occurrence de toto, à la première occurrence de tagada, remplacer tsoin par tsointsoin</text:p>
      <text:p text:style-name="P4"/>
      <text:p text:style-name="P4">sed lit l'entrée standard, ligne par ligne, applique la ou les commandes sur chaque lignes, et écrit le résultat sur la sortie standard.</text:p>
      <text:p text:style-name="P4">Sed ''1,50 s/toto/titi/'' &lt;a &gt;b</text:p>
      <text:p text:style-name="P4">sed -e « s/..../..../ » -e « 12,25 d » -e « ….. » &lt;a &gt;b</text:p>
      <text:p text:style-name="P4"/>
      <text:p text:style-name="P4"/>
      <text:p text:style-name="P4">-awk =&gt;langage(proche du C)</text:p>
      <text:p text:style-name="P4"><text:tab/>Aho,Weinburger,Pike</text:p>
      <text:p text:style-name="P4">awk lit une ligne, teste si ça correspond à un des motifs, et si oui, ça exécute le code.</text:p>
      <text:p text:style-name="P4">Deux motif spéciaux : BEGIN et END</text:p>
      <text:p text:style-name="P4"/>
      <text:p text:style-name="P4">-tr</text:p>
      <text:p text:style-name="P4">-sort</text:p>
      <text:p text:style-name="P4">-xargs</text:p>
      <text:p text:style-name="P4">xargs ''commande'' ''arguments.....''</text:p>
      <text:p text:style-name="P4">xargs prend chaque lignes lue sur l'entrée standard et va exécuter la commande et les arguments en y ajoutant ce qui a été lu sur l'entrée standard</text:p>
      <text:p text:style-name="P4"/>
      <text:p text:style-name="P4">ex1 : ls | xargs rm -i</text:p>
      <text:p text:style-name="P4">→ fait un rm -i sur tout les fichiers du répertoire courant.</text:p>
      <text:p text:style-name="P4"/>
      <text:p text:style-name="P4">Ex2 :</text:p>
      <text:p text:style-name="P4">j'ai une arborescence source très volumineuse, je cherche la fonction toto</text:p>
      <text:p text:style-name="P4">find rep/source -name ''*.c'' |xargs grep toto</text:p>
      <text:p text:style-name="P4"/>
      <text:p text:style-name="P4"/>
      <text:p text:style-name="P1">12)Retour sur '';''</text:p>
      <text:p text:style-name="P4"/>
      <text:p text:style-name="P4">le ; sert à séparer des commades, comme \n(saut de ligne).</text:p>
      <text:p text:style-name="P4"/>
      <text:p text:style-name="P4">Le double ;; lui est un séparateur de cas (pour le case).</text:p>
      <text:p text:style-name="P4"/>
      <text:p text:style-name="P4">Le &amp; sépare aussi les commandes :</text:p>
      <text:p text:style-name="P4">cmd1 &amp; cmd2 : lance cmd1 et n'attend pas, lance cmd2 et attend la fin de cmd2.</text:p>
      <text:p text:style-name="P4">Syntaxiquement il a la même signification que le ; (juste syntaxiquement).</text:p>
      <text:p text:style-name="P4"/>
      <text:p text:style-name="P4">Un ''\'' en fin de ligne signifie qu'on ignore le saut de ligne.</text:p>
      <text:p text:style-name="P4"/>
      <text:p text:style-name="P4"/>
      <text:p text:style-name="P4"/>
      <text:p text:style-name="P4"/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ragonkill </meta:initial-creator>
    <meta:creation-date>2011-09-30T14:18:39</meta:creation-date>
    <dc:date>2011-10-21T13:39:10</dc:date>
    <dc:creator>Dragonkill </dc:creator>
    <meta:editing-duration>PT3H57M3S</meta:editing-duration>
    <meta:editing-cycles>84</meta:editing-cycles>
    <meta:generator>LibreOffice/3.4$Linux LibreOffice_project/340m1$Build-302</meta:generator>
    <meta:document-statistic meta:table-count="0" meta:image-count="0" meta:object-count="0" meta:page-count="1" meta:paragraph-count="217" meta:word-count="1409" meta:character-count="7519" meta:non-whitespace-character-count="6318"/>
  </office:meta>
</office:document-meta>
</file>